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271.5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73.5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72.74pt"/>
    </style:style>
    <style:style style:name="co8" style:family="table-column">
      <style:table-column-properties fo:break-before="auto" style:column-width="353.25pt"/>
    </style:style>
    <style:style style:name="co9" style:family="table-column">
      <style:table-column-properties fo:break-before="auto" style:column-width="1157.24pt"/>
    </style:style>
    <style:style style:name="co10" style:family="table-column">
      <style:table-column-properties fo:break-before="auto" style:column-width="61.5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89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 style:data-style-name="N10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="Calibri" style:font-name-complex="Calibri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Arial" fo:font-size="9.5pt" style:font-size-asian="9.5pt" style:font-size-complex="9.5pt"/>
    </style:style>
    <style:style style:name="T4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fo:color="#00b05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1013" table:default-cell-style-name="ce5"/>
        <table:table-row table:style-name="ro1">
          <table:table-cell table:style-name="Default" table:number-columns-repeated="1024"/>
        </table:table-row>
        <table:table-row table:style-name="ro2">
          <table:table-cell table:style-name="ce1" table:number-columns-repeated="2"/>
          <table:table-cell table:style-name="ce14" office:value-type="string" calcext:value-type="string">
            <text:p>details1</text:p>
          </table:table-cell>
          <table:table-cell table:style-name="ce14" office:value-type="string" calcext:value-type="string">
            <text:p>details2</text:p>
          </table:table-cell>
          <table:table-cell table:style-name="ce14" office:value-type="string" calcext:value-type="string">
            <text:p>details3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<text:span text:style-name="T1">unit price (</text:span><text:span text:style-name="T2">€</text:span><text:span text:style-name="T3">)</text:span></text:p>
          </table:table-cell>
          <table:table-cell table:style-name="ce14" office:value-type="string" calcext:value-type="string">
            <text:p>total* (€) <text:s text:c="9"/></text:p>
          </table:table-cell>
          <table:table-cell table:style-name="ce17" office:value-type="string" calcext:value-type="string">
            <text:p>total** (€)</text:p>
          </table:table-cell>
          <table:table-cell table:style-name="ce17" office:value-type="string" calcext:value-type="string">
            <text:p>Opportunity for substantially saving cost by sourcing elsewhere</text:p>
          </table:table-cell>
          <table:table-cell table:style-name="ce1" office:value-type="string" calcext:value-type="string">
            <text:p><text:span text:style-name="T4">*if mostly sourced from same supplier in Germany; </text:span><text:span text:style-name="T5">**if prepared to "shop around" and/or improvise</text:span></text:p>
          </table:table-cell>
          <table:table-cell table:style-name="ce1" table:number-columns-repeated="1013"/>
        </table:table-row>
        <table:table-row table:style-name="ro3">
          <table:table-cell table:style-name="ce2" office:value-type="string" calcext:value-type="string" table:number-columns-spanned="1" table:number-rows-spanned="26">
            <text:p>Essential. Arduino &amp; PCB only needed if <text:s text:c="2"/>modules to be added </text:p>
          </table:table-cell>
          <table:table-cell table:style-name="ce6" office:value-type="string" calcext:value-type="string">
            <text:p>Common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Barrel connector</text:p>
          </table:table-cell>
          <table:table-cell table:style-name="ce7"/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2,1mm int pin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table:formula="of:=[.F4]*[.G4]" office:value-type="float" office:value="0.47" calcext:value-type="float">
            <text:p>0.47</text:p>
          </table:table-cell>
          <table:table-cell table:style-name="ce19" table:formula="of:=[.H4]" office:value-type="float" office:value="0.47" calcext:value-type="float">
            <text:p>0.47</text:p>
          </table:table-cell>
          <table:table-cell table:style-name="ce19"/>
          <table:table-cell table:style-name="ce25" office:value-type="string" calcext:value-type="string">
            <text:p><text:a xlink:href="https://www.aliexpress.com/item/10pcs-Breadboard-friendly-2-1mm-DC-Barrel-Jack/32818058518.html?spm=2114.search0104.3.9.u7jJKB&amp;ws_ab_test=searchweb0_0,searchweb201602_2_10152_10065_10151_10068_10193_10194_10308_10304_10137_10060_10302_10155_438_5360015_10" xlink:type="simple">https://www.aliexpress.com/item/10pcs-Breadboard-friendly-2-1mm-DC-Barrel-Jack/32818058518.html?spm=2114.search0104.3.9.u7jJKB&amp;ws_ab_test=searchweb0_0,searchweb201602_2_10152_10065_10151_10068_10193_10194_10308_10304_10137_10060_10302_10155_438_5360015_1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Power supply</text:p>
          </table:table-cell>
          <table:table-cell table:style-name="ce7" office:value-type="string" calcext:value-type="string">
            <text:p>12V</text:p>
          </table:table-cell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2.1mm p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.65" calcext:value-type="float">
            <text:p>18.65</text:p>
          </table:table-cell>
          <table:table-cell table:style-name="ce7" table:formula="of:=[.F5]*[.G5]" office:value-type="float" office:value="18.65" calcext:value-type="float">
            <text:p>18.6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an be sourced cheaper from overseas, or improvised from an old Laptop adapter (check power rating!)</text:p>
          </table:table-cell>
          <table:table-cell table:style-name="ce25" office:value-type="string" calcext:value-type="string">
            <text:p><text:a xlink:href="https://www.aliexpress.com/item/1-PC-12-v5a-ac-100-v-to-100-v-converter-dc-12-v-adapter-5/32804289949.html?spm=2114.search0104.3.39.FDhG2y&amp;ws_ab_test=searchweb0_0,searchweb201602_2_10152_10065_10151_10068_10193_10194_10308_10304_10137_10060_10302_10155_43" xlink:type="simple">https://www.aliexpress.com/item/1-PC-12-v5a-ac-100-v-to-100-v-converter-dc-12-v-adapter-5/32804289949.html?spm=2114.search0104.3.39.FDhG2y&amp;ws_ab_test=searchweb0_0,searchweb201602_2_10152_10065_10151_10068_10193_10194_10308_10304_10137_10060_10302_10155_43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Custom PCB</text:p>
          </table:table-cell>
          <table:table-cell table:style-name="ce7" office:value-type="string" calcext:value-type="string">
            <text:p>link points to main repository page. User should go to PCB/flypi_pcb_kicad/gerber to get the necessary files for production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6]*[.G6]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stimate - prices vary widely and drop substantially when ordering in bulk</text:p>
          </table:table-cell>
          <table:table-cell table:style-name="ce25" office:value-type="string" calcext:value-type="string">
            <text:p><text:a xlink:href="https://github.com/amchagas/Flypi" xlink:type="simple">https://github.com/amchagas/Flypi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3D printed frame</text:p>
          </table:table-cell>
          <table:table-cell table:style-name="ce7" office:value-type="string" calcext:value-type="string">
            <text:p>link points to main repository page. User should go to 3D_print_files for the necessary production files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7]*[.G7]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stimate, based on material cost. If a 3D print service is required (e.g. as no 3D printer is available), we estimate a minimum charge of 40 Euros.</text:p>
          </table:table-cell>
          <table:table-cell table:style-name="ce26" office:value-type="string" calcext:value-type="string">
            <text:p><text:a xlink:href="https://github.com/amchagas/Flypi" xlink:type="simple">https://github.com/amchagas/Flypi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Flat ribbon cable</text:p>
          </table:table-cell>
          <table:table-cell table:style-name="ce7" office:value-type="string" calcext:value-type="string">
            <text:p>10pin </text:p>
          </table:table-cell>
          <table:table-cell table:style-name="ce7" office:value-type="string" calcext:value-type="string">
            <text:p>3m colored</text:p>
          </table:table-cell>
          <table:table-cell table:style-name="ce7" office:value-type="string" calcext:value-type="string">
            <text:p>AWG-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table:formula="of:=[.F8]*[.G8]" office:value-type="float" office:value="1.99" calcext:value-type="float">
            <text:p>1.9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his is "just" a cable supply - can be sourced from anywhere, e.g. from an old computer or printer</text:p>
          </table:table-cell>
          <table:table-cell table:style-name="ce25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12mm lo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9]*[.G9]" office:value-type="float" office:value="0.1" calcext:value-type="float">
            <text:p>0.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M3-Alloy-Steel-Screws-Hex-Socket-Round-Head-Cap-Black-Screw-Furniture-Fastener-Bolt-M3/32773255624.html?spm=2114.search0104.3.1.SUMM5S&amp;ws_ab_test=searchweb0_0,searchweb201602_2_10152_10065_10151_10068_10193_10194_1030" xlink:type="simple">https://www.aliexpress.com/item/50Pcs-M3-Alloy-Steel-Screws-Hex-Socket-Round-Head-Cap-Black-Screw-Furniture-Fastener-Bolt-M3/32773255624.html?spm=2114.search0104.3.1.SUMM5S&amp;ws_ab_test=searchweb0_0,searchweb201602_2_10152_10065_10151_10068_10193_10194_103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table:number-columns-repeated="6"/>
          <table:table-cell table:style-name="ce8"/>
          <table:table-cell table:style-name="ce20" table:number-columns-repeated="2"/>
          <table:table-cell table:style-name="ce28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8" office:value-type="string" calcext:value-type="string">
            <text:p>Raspberry pi and cables</text:p>
          </table:table-cell>
          <table:table-cell table:style-name="ce7" table:number-columns-repeated="6"/>
          <table:table-cell table:style-name="ce19" table:number-columns-repeated="2"/>
          <table:table-cell table:style-name="ce28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12]*[.G12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20-pcs-Electrolytic-Capacitors-High-Frequency-16V-680UF/1814798466.html?spm=2114.search0104.3.1.Mcotza&amp;ws_ab_test=searchweb0_0,searchweb201602_2_10152_10065_10151_10068_10193_10194_10304_10137_10060_10302_10155_438_10154_10" xlink:type="simple">https://www.aliexpress.com/item/20-pcs-Electrolytic-Capacitors-High-Frequency-16V-680UF/1814798466.html?spm=2114.search0104.3.1.Mcotza&amp;ws_ab_test=searchweb0_0,searchweb201602_2_10152_10065_10151_10068_10193_10194_10304_10137_10060_10302_10155_438_10154_1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13]*[.G13]" office:value-type="float" office:value="0.08" calcext:value-type="float">
            <text:p>0.08</text:p>
          </table:table-cell>
          <table:table-cell table:style-name="ce19" table:formula="of:=[.H13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10-pcs-Electrolytic-Capacitors-High-Frequency-16V-2200UF-10X25MM/1821586609.html?spm=2114.search0104.3.17.zNurir&amp;ws_ab_test=searchweb0_0,searchweb201602_2_10152_10065_10151_10068_10193_10194_10308_10304_10137_10060_10302_10" xlink:type="simple">https://www.aliexpress.com/item/10-pcs-Electrolytic-Capacitors-High-Frequency-16V-2200UF-10X25MM/1821586609.html?spm=2114.search0104.3.17.zNurir&amp;ws_ab_test=searchweb0_0,searchweb201602_2_10152_10065_10151_10068_10193_10194_10308_10304_10137_10060_10302_1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14]*[.G14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Lot-New-Original-1N5822-IN5822-Schottky-Diode-3A-40V-DIP-Wholesale-Electronic/32493170677.html?spm=2114.search0104.3.9.XafF9A&amp;ws_ab_test=searchweb0_0,searchweb201602_2_10152_10065_10151_10068_10193_10194_10308_10304_1" xlink:type="simple">https://www.aliexpress.com/item/10PCS-Lot-New-Original-1N5822-IN5822-Schottky-Diode-3A-40V-DIP-Wholesale-Electronic/32493170677.html?spm=2114.search0104.3.9.XafF9A&amp;ws_ab_test=searchweb0_0,searchweb201602_2_10152_10065_10151_10068_10193_10194_10308_10304_1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15]*[.G15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27" office:value-type="string" calcext:value-type="string">
            <text:p><text:a xlink:href="https://www.aliexpress.com/item/Inductor-8-10mm-33UH-frequency-ferrite-330K-0-8Amp-10-PVC-Radial-Leaded-Power-inductor-New/32760358088.html?spm=2114.search0104.3.15.cCagMV&amp;ws_ab_test=searchweb0_0,searchweb201602_2_10152_10065_10151_10068_10193_10194_10308" xlink:type="simple">https://www.aliexpress.com/item/Inductor-8-10mm-33UH-frequency-ferrite-330K-0-8Amp-10-PVC-Radial-Leaded-Power-inductor-New/32760358088.html?spm=2114.search0104.3.15.cCagMV&amp;ws_ab_test=searchweb0_0,searchweb201602_2_10152_10065_10151_10068_10193_10194_10308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 office:value-type="string" calcext:value-type="string">
            <text:p>2.54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16]*[.G16]" office:value-type="float" office:value="0.24" calcext:value-type="float">
            <text:p>0.2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2-Poles-2-Pin-2-54mm-PCB-Universal-Screw-Terminal-Block-Connector/32774484674.html?spm=2114.search0104.3.17.Oig9Vl&amp;ws_ab_test=searchweb0_0,searchweb201602_2_10152_10065_10151_10068_10193_10194_10304_10137_10060_10302_" xlink:type="simple">https://www.aliexpress.com/item/10pcs-2-Poles-2-Pin-2-54mm-PCB-Universal-Screw-Terminal-Block-Connector/32774484674.html?spm=2114.search0104.3.17.Oig9Vl&amp;ws_ab_test=searchweb0_0,searchweb201602_2_10152_10065_10151_10068_10193_10194_10304_10137_10060_10302_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witching volt reg (LM2596)</text:p>
          </table:table-cell>
          <table:table-cell table:style-name="ce7" office:value-type="string" calcext:value-type="string">
            <text:p>45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TO-220-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8" calcext:value-type="float">
            <text:p>3.8</text:p>
          </table:table-cell>
          <table:table-cell table:style-name="ce7" table:formula="of:=[.F17]*[.G17]" office:value-type="float" office:value="3.8" calcext:value-type="float">
            <text:p>3.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string" calcext:value-type="string">
            <text:p>Can be sourced cheaper from overseas</text:p>
          </table:table-cell>
          <table:table-cell table:style-name="ce27" office:value-type="string" calcext:value-type="string">
            <text:p><text:a xlink:href="https://www.aliexpress.com/item/LM2596T-5-0-LM2596-TO220-5pcs-lot/32457405052.html?spm=2114.search0104.3.59.T30gbc&amp;ws_ab_test=searchweb0_0,searchweb201602_2_10152_10065_10151_10068_10193_10194_10308_10304_10137_10060_10302_10155_438_10154_10056_10055_1005" xlink:type="simple">https://www.aliexpress.com/item/LM2596T-5-0-LM2596-TO220-5pcs-lot/32457405052.html?spm=2114.search0104.3.59.T30gbc&amp;ws_ab_test=searchweb0_0,searchweb201602_2_10152_10065_10151_10068_10193_10194_10308_10304_10137_10060_10302_10155_438_10154_10056_10055_1005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Raspberry pi 3</text:p>
          </table:table-cell>
          <table:table-cell table:style-name="ce7" office:value-type="string" calcext:value-type="string">
            <text:p>Pi 2 will also work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7.5" calcext:value-type="float">
            <text:p>37.5</text:p>
          </table:table-cell>
          <table:table-cell table:style-name="ce7" table:formula="of:=[.F18]*[.G18]" office:value-type="float" office:value="37.5" calcext:value-type="float">
            <text:p>37.5</text:p>
          </table:table-cell>
          <table:table-cell table:style-name="ce19" office:value-type="float" office:value="37.5" calcext:value-type="float">
            <text:p>37.5</text:p>
          </table:table-cell>
          <table:table-cell table:style-name="ce19" office:value-type="string" calcext:value-type="string">
            <text:p>Can be sourced slightly cheaper from overseas. Alternativelty the apporox half-priced RPi2 also works.</text:p>
          </table:table-cell>
          <table:table-cell table:style-name="ce27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PiCamera</text:p>
          </table:table-cell>
          <table:table-cell table:style-name="ce7" office:value-type="string" calcext:value-type="string">
            <text:p>V1 or V2 work</text:p>
          </table:table-cell>
          <table:table-cell table:style-name="ce7" office:value-type="string" calcext:value-type="string">
            <text:p>better if it already has the le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8.99" calcext:value-type="float">
            <text:p>18.99</text:p>
          </table:table-cell>
          <table:table-cell table:style-name="ce7" table:formula="of:=[.F19]*[.G19]" office:value-type="float" office:value="18.99" calcext:value-type="float">
            <text:p>18.99</text:p>
          </table:table-cell>
          <table:table-cell table:style-name="ce19" office:value-type="float" office:value="10.4" calcext:value-type="float">
            <text:p>10.4</text:p>
          </table:table-cell>
          <table:table-cell table:style-name="ce19" office:value-type="string" calcext:value-type="string">
            <text:p>Can be sourced cheaper from overseas, or pieced together from individual components purchased individually</text:p>
          </table:table-cell>
          <table:table-cell table:style-name="ce27" office:value-type="string" calcext:value-type="string">
            <text:p><text:a xlink:href="https://www.aliexpress.com/item/RPI-2-raspberry-pi-2-camera-Adjustable-Night-Vision-5-megapixel-OV5647-sensor-Camera-module-Support/32420453448.html?spm=2114.search0104.3.25.3VvlRs&amp;ws_ab_test=searchweb0_0,searchweb201602_2_10152_10065_10151_10068_10193_10" xlink:type="simple">https://www.aliexpress.com/item/RPI-2-raspberry-pi-2-camera-Adjustable-Night-Vision-5-megapixel-OV5647-sensor-Camera-module-Support/32420453448.html?spm=2114.search0104.3.25.3VvlRs&amp;ws_ab_test=searchweb0_0,searchweb201602_2_10152_10065_10151_10068_10193_1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HDMI cable</text:p>
          </table:table-cell>
          <table:table-cell table:style-name="ce7" office:value-type="string" calcext:value-type="string">
            <text:p>0.5m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table:formula="of:=[.F20]*[.G20]" office:value-type="float" office:value="1.55" calcext:value-type="float">
            <text:p>1.55</text:p>
          </table:table-cell>
          <table:table-cell table:style-name="ce19" office:value-type="float" office:value="1.54" calcext:value-type="float">
            <text:p>1.54</text:p>
          </table:table-cell>
          <table:table-cell table:style-name="ce19"/>
          <table:table-cell table:style-name="ce27" office:value-type="string" calcext:value-type="string">
            <text:p><text:a xlink:href="https://www.aliexpress.com/item/3FT-9FT-0-3M-1M-2M-3M-5M-7-5M10M-High-speed-Gold-Plated-Plug-Male/32708168897.html?spm=2114.search0104.3.1.ojxIyb&amp;ws_ab_test=searchweb0_0,searchweb201602_2_10152_10065_10151_10068_10193_10194_10304_10137_10060_10302_10155_4" xlink:type="simple">https://www.aliexpress.com/item/3FT-9FT-0-3M-1M-2M-3M-5M-7-5M10M-High-speed-Gold-Plated-Plug-Male/32708168897.html?spm=2114.search0104.3.1.ojxIyb&amp;ws_ab_test=searchweb0_0,searchweb201602_2_10152_10065_10151_10068_10193_10194_10304_10137_10060_10302_10155_4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USB cable</text:p>
          </table:table-cell>
          <table:table-cell table:style-name="ce7" office:value-type="string" calcext:value-type="string">
            <text:p>A to micro B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F21]*[.G21]" office:value-type="float" office:value="1.5" calcext:value-type="float">
            <text:p>1.5</text:p>
          </table:table-cell>
          <table:table-cell table:style-name="ce19" office:value-type="float" office:value="1.99" calcext:value-type="float">
            <text:p>1.99</text:p>
          </table:table-cell>
          <table:table-cell table:style-name="ce19"/>
          <table:table-cell table:style-name="ce27" office:value-type="string" calcext:value-type="string">
            <text:p><text:a xlink:href="https://www.aliexpress.com/item/NEW-Universal-Purple-short-20cm-Flat-Cable-USB-A-Male-to-Micro-B-Male-USB-Data/32811218645.html?spm=2114.search0104.3.8.KS32Ai&amp;ws_ab_test=searchweb0_0,searchweb201602_2_10152_10065_10151_10068_10193_10194_10304_10137_10060_" xlink:type="simple">https://www.aliexpress.com/item/NEW-Universal-Purple-short-20cm-Flat-Cable-USB-A-Male-to-Micro-B-Male-USB-Data/32811218645.html?spm=2114.search0104.3.8.KS32Ai&amp;ws_ab_test=searchweb0_0,searchweb201602_2_10152_10065_10151_10068_10193_10194_10304_10137_10060_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D Card</text:p>
          </table:table-cell>
          <table:table-cell table:style-name="ce7" office:value-type="string" calcext:value-type="string">
            <text:p>16gb</text:p>
          </table:table-cell>
          <table:table-cell table:style-name="ce7" office:value-type="string" calcext:value-type="string">
            <text:p>micro SD</text:p>
          </table:table-cell>
          <table:table-cell table:style-name="ce7" office:value-type="string" calcext:value-type="string">
            <text:p>Class 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7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-20mm long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23]*[.G23]" office:value-type="float" office:value="1" calcext:value-type="float">
            <text:p>1</text:p>
          </table:table-cell>
          <table:table-cell table:style-name="ce19" table:formula="of:=[.H23]" office:value-type="float" office:value="1" calcext:value-type="float">
            <text:p>1</text:p>
          </table:table-cell>
          <table:table-cell table:style-name="ce19" office:value-type="string" calcext:value-type="string">
            <text:p>Approximate and depending on configuration - see Assembly Manual</text:p>
          </table:table-cell>
          <table:table-cell table:style-name="ce27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table:number-columns-repeated="6"/>
          <table:table-cell table:style-name="ce8"/>
          <table:table-cell table:style-name="ce19"/>
          <table:table-cell table:style-name="ce20"/>
          <table:table-cell table:style-name="ce28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8" office:value-type="string" calcext:value-type="string">
            <text:p>Arduino and cable</text:p>
          </table:table-cell>
          <table:table-cell table:style-name="ce7" table:number-columns-repeated="6"/>
          <table:table-cell table:style-name="ce19" table:number-columns-repeated="2"/>
          <table:table-cell table:style-name="ce27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Arduino Nano</text:p>
          </table:table-cell>
          <table:table-cell table:style-name="ce7" office:value-type="string" calcext:value-type="string">
            <text:p>Atmega328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2.9" calcext:value-type="float">
            <text:p>22.9</text:p>
          </table:table-cell>
          <table:table-cell table:style-name="ce7" table:formula="of:=[.F26]*[.G26]" office:value-type="float" office:value="22.9" calcext:value-type="float">
            <text:p>22.9</text:p>
          </table:table-cell>
          <table:table-cell table:style-name="ce19" office:value-type="float" office:value="1.98" calcext:value-type="float">
            <text:p>1.98</text:p>
          </table:table-cell>
          <table:table-cell table:style-name="ce19" office:value-type="string" calcext:value-type="string">
            <text:p>Can be sourced dramatically cheaper from overseas </text:p>
          </table:table-cell>
          <table:table-cell table:style-name="ce27" office:value-type="string" calcext:value-type="string">
            <text:p><text:a xlink:href="https://www.aliexpress.com/item/Freeshipping-10PCS-Nano-3-0-controller-compatible-with-arduino-nano-CH340-USB-driver-NO-CABLE-NANO/32370018370.html?spm=2114.search0104.3.1.0nwSri&amp;ws_ab_test=searchweb0_0,searchweb201602_2_10152_10065_10151_10068_10193_1019" xlink:type="simple">https://www.aliexpress.com/item/Freeshipping-10PCS-Nano-3-0-controller-compatible-with-arduino-nano-CH340-USB-driver-NO-CABLE-NANO/32370018370.html?spm=2114.search0104.3.1.0nwSri&amp;ws_ab_test=searchweb0_0,searchweb201602_2_10152_10065_10151_10068_10193_1019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socket terminal strip</text:p>
          </table:table-cell>
          <table:table-cell table:style-name="ce7" office:value-type="string" calcext:value-type="string">
            <text:p>20 pin</text:p>
          </table:table-cell>
          <table:table-cell table:style-name="ce7" office:value-type="string" calcext:value-type="string">
            <text:p>2.54 spacing</text:p>
          </table:table-cell>
          <table:table-cell table:style-name="ce7" office:value-type="string" calcext:value-type="string">
            <text:p>8.5mm he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table:formula="of:=[.F27]*[.G27]" office:value-type="float" office:value="0.54" calcext:value-type="float">
            <text:p>0.5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/>
          <table:table-cell table:style-name="ce27" office:value-type="string" calcext:value-type="string">
            <text:p><text:a xlink:href="https://www.aliexpress.com/item/Pitch-2-54mm-2-3-4-5-6-7-8-9-10-11-12-13-14/32787280922.html?spm=2114.10010108.1000014.9.qIV5rI&amp;traffic_analysisId=recommend_3035_null_null_null&amp;scm=1007.13338.80878.000000000000000&amp;pvid=0a94a4c2-fd22-4426-b37f-0ba13e005177" xlink:type="simple">https://www.aliexpress.com/item/Pitch-2-54mm-2-3-4-5-6-7-8-9-10-11-12-13-14/32787280922.html?spm=2114.10010108.1000014.9.qIV5rI&amp;traffic_analysisId=recommend_3035_null_null_null&amp;scm=1007.13338.80878.000000000000000&amp;pvid=0a94a4c2-fd22-4426-b37f-0ba13e005177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9" office:value-type="string" calcext:value-type="string">
            <text:p>USB cable</text:p>
          </table:table-cell>
          <table:table-cell table:style-name="ce9" office:value-type="string" calcext:value-type="string">
            <text:p>A to mini B</text:p>
          </table:table-cell>
          <table:table-cell table:style-name="ce9" office:value-type="string" calcext:value-type="string">
            <text:p>0.3m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95" calcext:value-type="float">
            <text:p>1.95</text:p>
          </table:table-cell>
          <table:table-cell table:style-name="ce9" table:formula="of:=[.F28]*[.G28]" office:value-type="float" office:value="1.95" calcext:value-type="float">
            <text:p>1.95</text:p>
          </table:table-cell>
          <table:table-cell table:style-name="ce21" office:value-type="float" office:value="0.59" calcext:value-type="float">
            <text:p>0.59</text:p>
          </table:table-cell>
          <table:table-cell table:style-name="ce21"/>
          <table:table-cell table:style-name="ce29" office:value-type="string" calcext:value-type="string">
            <text:p><text:a xlink:href="https://www.aliexpress.com/item/High-Quality-75cm-100cm-USB-2-0-A-male-to-MINI-B-V3-5-PIN-5P/32801510782.html?spm=2114.search0104.3.25.wtOAjW&amp;ws_ab_test=searchweb0_0,searchweb201602_2_10152_10065_10151_10068_10193_10194_10308_10304_10137_10060_10302_10155" xlink:type="simple">https://www.aliexpress.com/item/High-Quality-75cm-100cm-USB-2-0-A-male-to-MINI-B-V3-5-PIN-5P/32801510782.html?spm=2114.search0104.3.25.wtOAjW&amp;ws_ab_test=searchweb0_0,searchweb201602_2_10152_10065_10151_10068_10193_10194_10308_10304_10137_10060_10302_10155</text:a>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style-name="ce16" table:formula="of:=SUM([.H4:.H28])" office:value-type="float" office:value="122.47" calcext:value-type="float">
            <text:p>122.47</text:p>
          </table:table-cell>
          <table:table-cell table:style-name="ce22" table:formula="of:=SUM([.I4:.I28])" office:value-type="float" office:value="84.59" calcext:value-type="float">
            <text:p>84.59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table:style-name="Default" table:number-columns-repeated="8"/>
          <table:table-cell table:style-name="ce23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9">
            <text:p>recommended</text:p>
          </table:table-cell>
          <table:table-cell table:style-name="ce6" office:value-type="string" calcext:value-type="string">
            <text:p>LED Ring</text:p>
          </table:table-cell>
          <table:table-cell table:style-name="ce15" table:number-columns-repeated="6"/>
          <table:table-cell table:style-name="ce18" table:number-columns-repeated="2"/>
          <table:table-cell table:style-name="ce30"/>
          <table:table-cell table:style-name="Default"/>
          <table:table-cell table:number-columns-repeated="1012"/>
        </table:table-row>
        <table:table-row table:style-name="ro3">
          <table:covered-table-cell table:style-name="ce2"/>
          <table:table-cell table:style-name="ce7" office:value-type="string" calcext:value-type="string">
            <text:p>Adafruit neopixel ring </text:p>
          </table:table-cell>
          <table:table-cell table:style-name="ce7" office:value-type="string" calcext:value-type="string">
            <text:p>12 LEDs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6.71" calcext:value-type="float">
            <text:p>6.71</text:p>
          </table:table-cell>
          <table:table-cell table:style-name="ce7" table:formula="of:=[.F32]*[.G32]" office:value-type="float" office:value="6.71" calcext:value-type="float">
            <text:p>6.71</text:p>
          </table:table-cell>
          <table:table-cell table:style-name="ce19" office:value-type="float" office:value="1.6" calcext:value-type="float">
            <text:p>1.6</text:p>
          </table:table-cell>
          <table:table-cell table:style-name="ce19" office:value-type="string" calcext:value-type="string">
            <text:p>Can sometimes be sourced slightly cheaper from alternative suppliers</text:p>
          </table:table-cell>
          <table:table-cell table:style-name="ce27" office:value-type="string" calcext:value-type="string">
            <text:p>&lt;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3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table:formula="of:=[.F33]*[.G33]" office:value-type="float" office:value="0.36" calcext:value-type="float">
            <text:p>0.36</text:p>
          </table:table-cell>
          <table:table-cell table:style-name="ce19" office:value-type="float" office:value="0.2" calcext:value-type="float">
            <text:p>0.2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3-Poles-3-Pin-2-54mm-PCB-Universal-Screw-Terminal-Block-Connector/32776711319.html?spm=2114.search0104.3.98.aMFMyq&amp;ws_ab_test=searchweb0_0,searchweb201602_2_10152_10065_10151_10068_10193_10194_10304_10137_10060_10302_" xlink:type="simple">https://www.aliexpress.com/item/10pcs-3-Poles-3-Pin-2-54mm-PCB-Universal-Screw-Terminal-Block-Connector/32776711319.html?spm=2114.search0104.3.98.aMFMyq&amp;ws_ab_test=searchweb0_0,searchweb201602_2_10152_10065_10151_10068_10193_10194_10304_10137_10060_10302_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34]*[.G34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20-pcs-Electrolytic-Capacitors-High-Frequency-16V-680UF/1814798466.html?spm=2114.search0104.3.1.Mcotza&amp;ws_ab_test=searchweb0_0,searchweb201602_2_10152_10065_10151_10068_10193_10194_10304_10137_10060_10302_10155_438_10154_10" xlink:type="simple">https://www.aliexpress.com/item/20-pcs-Electrolytic-Capacitors-High-Frequency-16V-680UF/1814798466.html?spm=2114.search0104.3.1.Mcotza&amp;ws_ab_test=searchweb0_0,searchweb201602_2_10152_10065_10151_10068_10193_10194_10304_10137_10060_10302_10155_438_10154_1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35]*[.G35]" office:value-type="float" office:value="0.08" calcext:value-type="float">
            <text:p>0.08</text:p>
          </table:table-cell>
          <table:table-cell table:style-name="ce19" table:formula="of:=[.H35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10-pcs-Electrolytic-Capacitors-High-Frequency-16V-2200UF-10X25MM/1821586609.html?spm=2114.search0104.3.17.zNurir&amp;ws_ab_test=searchweb0_0,searchweb201602_2_10152_10065_10151_10068_10193_10194_10308_10304_10137_10060_10302_10" xlink:type="simple">https://www.aliexpress.com/item/10-pcs-Electrolytic-Capacitors-High-Frequency-16V-2200UF-10X25MM/1821586609.html?spm=2114.search0104.3.17.zNurir&amp;ws_ab_test=searchweb0_0,searchweb201602_2_10152_10065_10151_10068_10193_10194_10308_10304_10137_10060_10302_1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36]*[.G36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Lot-New-Original-1N5822-IN5822-Schottky-Diode-3A-40V-DIP-Wholesale-Electronic/32493170677.html?spm=2114.search0104.3.9.XafF9A&amp;ws_ab_test=searchweb0_0,searchweb201602_2_10152_10065_10151_10068_10193_10194_10308_10304_1" xlink:type="simple">https://www.aliexpress.com/item/10PCS-Lot-New-Original-1N5822-IN5822-Schottky-Diode-3A-40V-DIP-Wholesale-Electronic/32493170677.html?spm=2114.search0104.3.9.XafF9A&amp;ws_ab_test=searchweb0_0,searchweb201602_2_10152_10065_10151_10068_10193_10194_10308_10304_1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37]*[.G37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M3-Alloy-Steel-Screws-Hex-Socket-Round-Head-Cap-Black-Screw-Furniture-Fastener-Bolt-M3/32773255624.html?spm=2114.search0104.3.1.SUMM5S&amp;ws_ab_test=searchweb0_0,searchweb201602_2_10152_10065_10151_10068_10193_10194_1030" xlink:type="simple">https://www.aliexpress.com/item/50Pcs-M3-Alloy-Steel-Screws-Hex-Socket-Round-Head-Cap-Black-Screw-Furniture-Fastener-Bolt-M3/32773255624.html?spm=2114.search0104.3.1.SUMM5S&amp;ws_ab_test=searchweb0_0,searchweb201602_2_10152_10065_10151_10068_10193_10194_103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38]*[.G38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27" office:value-type="string" calcext:value-type="string">
            <text:p><text:a xlink:href="https://www.aliexpress.com/item/Inductor-8-10mm-33UH-frequency-ferrite-330K-0-8Amp-10-PVC-Radial-Leaded-Power-inductor-New/32760358088.html?spm=2114.search0104.3.15.cCagMV&amp;ws_ab_test=searchweb0_0,searchweb201602_2_10152_10065_10151_10068_10193_10194_10308" xlink:type="simple">https://www.aliexpress.com/item/Inductor-8-10mm-33UH-frequency-ferrite-330K-0-8Amp-10-PVC-Radial-Leaded-Power-inductor-New/32760358088.html?spm=2114.search0104.3.15.cCagMV&amp;ws_ab_test=searchweb0_0,searchweb201602_2_10152_10065_10151_10068_10193_10194_10308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9" office:value-type="string" calcext:value-type="string">
            <text:p>Switching volt reg (LM2596)</text:p>
          </table:table-cell>
          <table:table-cell table:style-name="ce9" office:value-type="string" calcext:value-type="string">
            <text:p>45V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TO-220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.8" calcext:value-type="float">
            <text:p>3.8</text:p>
          </table:table-cell>
          <table:table-cell table:style-name="ce9" table:formula="of:=[.F39]*[.G39]" office:value-type="float" office:value="3.8" calcext:value-type="float">
            <text:p>3.8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string" calcext:value-type="string">
            <text:p>Can be sourced cheaper from overseas</text:p>
          </table:table-cell>
          <table:table-cell table:style-name="ce27" office:value-type="string" calcext:value-type="string">
            <text:p><text:a xlink:href="https://www.aliexpress.com/item/LM2596T-5-0-LM2596-TO220-5pcs-lot/32457405052.html?spm=2114.search0104.3.59.T30gbc&amp;ws_ab_test=searchweb0_0,searchweb201602_2_10152_10065_10151_10068_10193_10194_10308_10304_10137_10060_10302_10155_438_10154_10056_10055_1005" xlink:type="simple">https://www.aliexpress.com/item/LM2596T-5-0-LM2596-TO220-5pcs-lot/32457405052.html?spm=2114.search0104.3.59.T30gbc&amp;ws_ab_test=searchweb0_0,searchweb201602_2_10152_10065_10151_10068_10193_10194_10308_10304_10137_10060_10302_10155_438_10154_10056_10055_1005</text:a>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style-name="ce16" table:formula="of:=SUM([.H32:.H39])" office:value-type="float" office:value="12.21" calcext:value-type="float">
            <text:p>12.21</text:p>
          </table:table-cell>
          <table:table-cell table:style-name="ce22" table:formula="of:=SUM([.I32:.I39])" office:value-type="float" office:value="2.54" calcext:value-type="float">
            <text:p>2.54</text:p>
          </table:table-cell>
          <table:table-cell table:style-name="ce2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8"/>
          <table:table-cell table:style-name="ce23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6" office:value-type="string" calcext:value-type="string">
            <text:p>LED Matrix (added to Ring power circuit)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Adafruit LED matrix</text:p>
          </table:table-cell>
          <table:table-cell table:style-name="ce7" office:value-type="string" calcext:value-type="string">
            <text:p>8X8</text:p>
          </table:table-cell>
          <table:table-cell table:style-name="ce7" office:value-type="string" calcext:value-type="string">
            <text:p>with backpack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table:formula="of:=[.F43]*[.G43]" office:value-type="float" office:value="10.7" calcext:value-type="float">
            <text:p>10.7</text:p>
          </table:table-cell>
          <table:table-cell table:style-name="ce19" office:value-type="float" office:value="3.18" calcext:value-type="float">
            <text:p>3.18</text:p>
          </table:table-cell>
          <table:table-cell table:style-name="ce19" office:value-type="string" calcext:value-type="string">
            <text:p>Can sometimes be sourced slighty cheaper from alternative suppliers</text:p>
          </table:table-cell>
          <table:table-cell table:style-name="ce27" office:value-type="string" calcext:value-type="string">
            <text:p><text:a xlink:href="https://www.aliexpress.com/item/2016-New-Keyestudio-I2C-8X8-LED-Matrix-HT16K33-Lattice-Module-Black/32687211979.html?spm=2114.search0104.3.1.e0hyri&amp;ws_ab_test=searchweb0_0,searchweb201602_2_10152_10065_10151_10068_10193_10194_10308_10304_10137_10060_10302" xlink:type="simple">https://www.aliexpress.com/item/2016-New-Keyestudio-I2C-8X8-LED-Matrix-HT16K33-Lattice-Module-Black/32687211979.html?spm=2114.search0104.3.1.e0hyri&amp;ws_ab_test=searchweb0_0,searchweb201602_2_10152_10065_10151_10068_10193_10194_10308_10304_10137_10060_10302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44]*[.G44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M3-Alloy-Steel-Screws-Hex-Socket-Round-Head-Cap-Black-Screw-Furniture-Fastener-Bolt-M3/32773255624.html?spm=2114.search0104.3.1.SUMM5S&amp;ws_ab_test=searchweb0_0,searchweb201602_2_10152_10065_10151_10068_10193_10194_1030" xlink:type="simple">https://www.aliexpress.com/item/50Pcs-M3-Alloy-Steel-Screws-Hex-Socket-Round-Head-Cap-Black-Screw-Furniture-Fastener-Bolt-M3/32773255624.html?spm=2114.search0104.3.1.SUMM5S&amp;ws_ab_test=searchweb0_0,searchweb201602_2_10152_10065_10151_10068_10193_10194_103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9" office:value-type="string" calcext:value-type="string">
            <text:p>Screw terminal </text:p>
          </table:table-cell>
          <table:table-cell table:style-name="ce9" office:value-type="string" calcext:value-type="string">
            <text:p>2pin</text:p>
          </table:table-cell>
          <table:table-cell table:style-name="ce9" office:value-type="string" calcext:value-type="string">
            <text:p>6A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table:formula="of:=[.F45]*[.G45]" office:value-type="float" office:value="0.24" calcext:value-type="float">
            <text:p>0.24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/>
          <table:table-cell table:style-name="ce27" office:value-type="string" calcext:value-type="string">
            <text:p><text:a xlink:href="https://www.aliexpress.com/item/10pcs-2-Poles-2-Pin-2-54mm-PCB-Universal-Screw-Terminal-Block-Connector/32774484674.html?spm=2114.search0104.3.17.Oig9Vl&amp;ws_ab_test=searchweb0_0,searchweb201602_2_10152_10065_10151_10068_10193_10194_10304_10137_10060_10302_" xlink:type="simple">https://www.aliexpress.com/item/10pcs-2-Poles-2-Pin-2-54mm-PCB-Universal-Screw-Terminal-Block-Connector/32774484674.html?spm=2114.search0104.3.17.Oig9Vl&amp;ws_ab_test=searchweb0_0,searchweb201602_2_10152_10065_10151_10068_10193_10194_10304_10137_10060_10302_</text:a>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style-name="ce16" table:formula="of:=SUM([.H43:.H45])" office:value-type="float" office:value="10.99" calcext:value-type="float">
            <text:p>10.99</text:p>
          </table:table-cell>
          <table:table-cell table:style-name="ce22" table:formula="of:=SUM([.I43:.I45])" office:value-type="float" office:value="3.43" calcext:value-type="float">
            <text:p>3.43</text:p>
          </table:table-cell>
          <table:table-cell table:style-name="ce2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8"/>
          <table:table-cell table:style-name="ce23" table:number-columns-repeated="2"/>
          <table:table-cell table:style-name="Default" table:number-columns-repeated="2"/>
          <table:table-cell table:number-columns-repeated="1012"/>
        </table:table-row>
        <table:table-row table:style-name="ro6">
          <table:table-cell table:style-name="ce3" office:value-type="string" calcext:value-type="string" table:number-columns-spanned="1" table:number-rows-spanned="16">
            <text:p>optional</text:p>
          </table:table-cell>
          <table:table-cell table:style-name="ce6" office:value-type="string" calcext:value-type="string">
            <text:p>Fluorescence module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LED(violet – High power)</text:p>
          </table:table-cell>
          <table:table-cell table:style-name="ce7" office:value-type="string" calcext:value-type="string">
            <text:p>3.9V</text:p>
          </table:table-cell>
          <table:table-cell table:style-name="ce7" office:value-type="string" calcext:value-type="string">
            <text:p>350mA</text:p>
          </table:table-cell>
          <table:table-cell table:style-name="ce7" office:value-type="string" calcext:value-type="string">
            <text:p>130m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79" calcext:value-type="float">
            <text:p>8.79</text:p>
          </table:table-cell>
          <table:table-cell table:style-name="ce7" table:formula="of:=[.F49]*[.G49]" office:value-type="float" office:value="8.79" calcext:value-type="float">
            <text:p>8.7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here are many UV LEDs available, many of which are substantially cheaper</text:p>
          </table:table-cell>
          <table:table-cell table:style-name="ce27" office:value-type="string" calcext:value-type="string">
            <text:p><text:a xlink:href="https://www.aliexpress.com/item/100pcs-1W-3W-High-Power-white-warm-white-red-green-Blue-Royal-blue-660nm-LED-with/32773866977.html?spm=2114.search0104.8.3.oeDULZ" xlink:type="simple">https://www.aliexpress.com/item/100pcs-1W-3W-High-Power-white-warm-white-red-green-Blue-Royal-blue-660nm-LED-with/32773866977.html?spm=2114.search0104.8.3.oeDULZ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10" office:value-type="string" calcext:value-type="string">
            <text:p>Reflective collimator</text:p>
          </table:table-cell>
          <table:table-cell table:style-name="ce7" office:value-type="string" calcext:value-type="string">
            <text:p>6° </text:p>
          </table:table-cell>
          <table:table-cell table:style-name="ce7" office:value-type="string" calcext:value-type="string">
            <text:p>17.5mm</text:p>
          </table:table-cell>
          <table:table-cell table:style-name="ce7" office:value-type="string" calcext:value-type="string">
            <text:p>CLP17C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table:formula="of:=[.F50]*[.G50]" office:value-type="float" office:value="2.33" calcext:value-type="float">
            <text:p>2.3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string" calcext:value-type="string">
            <text:p>helpful to focus the light, but not essential</text:p>
          </table:table-cell>
          <table:table-cell table:style-name="ce27" office:value-type="string" calcext:value-type="string">
            <text:p><text:a xlink:href="https://www.aliexpress.com/item/20pcs-Black-White-30-45-60-Degree-XP-E-XP-G-XT-E-LED-LENS-Reflector/32214132743.html?spm=2114.search0104.3.309.nLIkSr&amp;ws_ab_test=searchweb0_0,searchweb201602_2_10152_10065_10151_10068_10193_10194_10308_10304_10137_10060_103" xlink:type="simple">https://www.aliexpress.com/item/20pcs-Black-White-30-45-60-Degree-XP-E-XP-G-XT-E-LED-LENS-Reflector/32214132743.html?spm=2114.search0104.3.309.nLIkSr&amp;ws_ab_test=searchweb0_0,searchweb201602_2_10152_10065_10151_10068_10193_10194_10308_10304_10137_10060_103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Heat sink</text:p>
          </table:table-cell>
          <table:table-cell table:style-name="ce7" office:value-type="string" calcext:value-type="string">
            <text:p>36X36X1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table:formula="of:=[.F51]*[.G51]" office:value-type="float" office:value="1.15" calcext:value-type="float">
            <text:p>1.15</text:p>
          </table:table-cell>
          <table:table-cell table:style-name="ce19" table:formula="of:=[.H51]" office:value-type="float" office:value="1.15" calcext:value-type="float">
            <text:p>1.15</text:p>
          </table:table-cell>
          <table:table-cell table:style-name="ce19"/>
          <table:table-cell table:style-name="ce27" office:value-type="string" calcext:value-type="string">
            <text:p><text:a xlink:href="https://www.aliexpress.com/item/Silver-Tone-Aluminum-Cooler-Radiator-Heat-Sink-Heatsink-40x40x20mm/32764361078.html?spm=2114.search0104.3.156.lYkb4w&amp;ws_ab_test=searchweb0_0,searchweb201602_2_10152_10065_10151_10068_10193_10194_10304_10137_10060_10302_1015" xlink:type="simple">https://www.aliexpress.com/item/Silver-Tone-Aluminum-Cooler-Radiator-Heat-Sink-Heatsink-40x40x20mm/32764361078.html?spm=2114.search0104.3.156.lYkb4w&amp;ws_ab_test=searchweb0_0,searchweb201602_2_10152_10065_10151_10068_10193_10194_10304_10137_10060_10302_1015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3"/>
          <table:table-cell table:style-name="ce7" office:value-type="string" calcext:value-type="string">
            <text:p>Resistor(High power)</text:p>
          </table:table-cell>
          <table:table-cell table:style-name="ce7" office:value-type="string" calcext:value-type="string">
            <text:p>11W</text:p>
          </table:table-cell>
          <table:table-cell table:style-name="ce7" office:value-type="string" calcext:value-type="string">
            <text:p>12Ohm</text:p>
          </table:table-cell>
          <table:table-cell table:style-name="ce7" office:value-type="string" calcext:value-type="string">
            <text:p>axi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F52]*[.G52]" office:value-type="float" office:value="0.65" calcext:value-type="float">
            <text:p>0.65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/>
          <table:table-cell table:style-name="ce27" office:value-type="string" calcext:value-type="string">
            <text:p><text:a xlink:href="https://www.reichelt.de/11-Watt-axial/11W-AXIAL-12/3/index.html?&amp;ACTION=3&amp;LA=2&amp;ARTICLE=1506&amp;GROUPID=3120&amp;artnr=11W+AXIAL+12%20?&amp;ACTION=3&amp;LA=2&amp;ARTICLE=1506&amp;GROUPID=3120&amp;artnr=11W+AXIAL+12" xlink:type="simple">https://www.reichelt.de/11-Watt-axial/11W-AXIAL-12/3/index.html?&amp;ACTION=3&amp;LA=2&amp;ARTICLE=1506&amp;GROUPID=3120&amp;artnr=11W+AXIAL+12 ?&amp;ACTION=3&amp;LA=2&amp;ARTICLE=1506&amp;GROUPID=3120&amp;artnr=11W+AXIAL+12</text:a></text:p>
          </table:table-cell>
          <table:table-cell table:style-name="Default"/>
          <table:table-cell table:number-columns-repeated="1012"/>
        </table:table-row>
        <table:table-row table:style-name="ro1">
          <table:covered-table-cell table:style-name="ce3"/>
          <table:table-cell table:style-name="ce7" office:value-type="string" calcext:value-type="string">
            <text:p>Excitation filter</text:p>
          </table:table-cell>
          <table:table-cell table:style-name="ce7" office:value-type="string" calcext:value-type="string">
            <text:p>Roscolux #381</text:p>
          </table:table-cell>
          <table:table-cell table:style-name="ce7" table:number-columns-repeated="2"/>
          <table:table-cell table:style-name="ce7" office:value-type="float" office:value="0.001" calcext:value-type="float">
            <text:p>0.001</text:p>
          </table:table-cell>
          <table:table-cell table:number-columns-repeated="2" table:style-name="ce7" office:value-type="float" office:value="10.2" calcext:value-type="float">
            <text:p>10.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A full roll of filter costs 10.2 Euro, but less than 0.1% is needed</text:p>
          </table:table-cell>
          <table:table-cell table:style-name="ce27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style-name="Default"/>
          <table:table-cell table:number-columns-repeated="1012"/>
        </table:table-row>
        <table:table-row table:style-name="ro1">
          <table:covered-table-cell table:style-name="ce3"/>
          <table:table-cell table:style-name="ce7" office:value-type="string" calcext:value-type="string">
            <text:p>Emission filter</text:p>
          </table:table-cell>
          <table:table-cell table:style-name="ce7" office:value-type="string" calcext:value-type="string">
            <text:p>Roscolux #12</text:p>
          </table:table-cell>
          <table:table-cell table:style-name="ce7" table:number-columns-repeated="2"/>
          <table:table-cell table:style-name="ce7" office:value-type="float" office:value="0.001" calcext:value-type="float">
            <text:p>0.001</text:p>
          </table:table-cell>
          <table:table-cell table:number-columns-repeated="2" table:style-name="ce7" office:value-type="float" office:value="10.2" calcext:value-type="float">
            <text:p>10.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A full roll of filter costs 10.2 Euro, but less than 0.1% is needed</text:p>
          </table:table-cell>
          <table:table-cell table:style-name="ce27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3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55]*[.G55]" office:value-type="float" office:value="0.48" calcext:value-type="float">
            <text:p>0.48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2-Poles-2-Pin-2-54mm-PCB-Universal-Screw-Terminal-Block-Connector/32774484674.html?spm=2114.search0104.3.17.Oig9Vl&amp;ws_ab_test=searchweb0_0,searchweb201602_2_10152_10065_10151_10068_10193_10194_10304_10137_10060_10302_" xlink:type="simple">https://www.aliexpress.com/item/10pcs-2-Poles-2-Pin-2-54mm-PCB-Universal-Screw-Terminal-Block-Connector/32774484674.html?spm=2114.search0104.3.17.Oig9Vl&amp;ws_ab_test=searchweb0_0,searchweb201602_2_10152_10065_10151_10068_10193_10194_10304_10137_10060_10302_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56]*[.G56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20-pcs-Electrolytic-Capacitors-High-Frequency-16V-680UF/1814798466.html?spm=2114.search0104.3.1.Mcotza&amp;ws_ab_test=searchweb0_0,searchweb201602_2_10152_10065_10151_10068_10193_10194_10304_10137_10060_10302_10155_438_10154_10" xlink:type="simple">https://www.aliexpress.com/item/20-pcs-Electrolytic-Capacitors-High-Frequency-16V-680UF/1814798466.html?spm=2114.search0104.3.1.Mcotza&amp;ws_ab_test=searchweb0_0,searchweb201602_2_10152_10065_10151_10068_10193_10194_10304_10137_10060_10302_10155_438_10154_1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57]*[.G57]" office:value-type="float" office:value="0.08" calcext:value-type="float">
            <text:p>0.08</text:p>
          </table:table-cell>
          <table:table-cell table:style-name="ce19" table:formula="of:=[.H57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aliexpress.com/item/10-pcs-Electrolytic-Capacitors-High-Frequency-16V-2200UF-10X25MM/1821586609.html?spm=2114.search0104.3.17.zNurir&amp;ws_ab_test=searchweb0_0,searchweb201602_2_10152_10065_10151_10068_10193_10194_10308_10304_10137_10060_10302_10" xlink:type="simple">https://www.aliexpress.com/item/10-pcs-Electrolytic-Capacitors-High-Frequency-16V-2200UF-10X25MM/1821586609.html?spm=2114.search0104.3.17.zNurir&amp;ws_ab_test=searchweb0_0,searchweb201602_2_10152_10065_10151_10068_10193_10194_10308_10304_10137_10060_10302_1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58]*[.G58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Lot-New-Original-1N5822-IN5822-Schottky-Diode-3A-40V-DIP-Wholesale-Electronic/32493170677.html?spm=2114.search0104.3.9.XafF9A&amp;ws_ab_test=searchweb0_0,searchweb201602_2_10152_10065_10151_10068_10193_10194_10308_10304_1" xlink:type="simple">https://www.aliexpress.com/item/10PCS-Lot-New-Original-1N5822-IN5822-Schottky-Diode-3A-40V-DIP-Wholesale-Electronic/32493170677.html?spm=2114.search0104.3.9.XafF9A&amp;ws_ab_test=searchweb0_0,searchweb201602_2_10152_10065_10151_10068_10193_10194_10308_10304_1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59]*[.G59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31" office:value-type="string" calcext:value-type="string">
            <text:p><text:a xlink:href="https://www.aliexpress.com/item/Inductor-8-10mm-33UH-frequency-ferrite-330K-0-8Amp-10-PVC-Radial-Leaded-Power-inductor-New/32760358088.html?spm=2114.search0104.3.15.cCagMV&amp;ws_ab_test=searchweb0_0,searchweb201602_2_10152_10065_10151_10068_10193_10194_10308" xlink:type="simple">https://www.aliexpress.com/item/Inductor-8-10mm-33UH-frequency-ferrite-330K-0-8Amp-10-PVC-Radial-Leaded-Power-inductor-New/32760358088.html?spm=2114.search0104.3.15.cCagMV&amp;ws_ab_test=searchweb0_0,searchweb201602_2_10152_10065_10151_10068_10193_10194_10308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Switching volt reg (LM2596)</text:p>
          </table:table-cell>
          <table:table-cell table:style-name="ce7" office:value-type="string" calcext:value-type="string">
            <text:p>45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TO-220-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8" calcext:value-type="float">
            <text:p>3.8</text:p>
          </table:table-cell>
          <table:table-cell table:style-name="ce7" table:formula="of:=[.F60]*[.G60]" office:value-type="float" office:value="3.8" calcext:value-type="float">
            <text:p>3.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string" calcext:value-type="string">
            <text:p>Can be sourced cheaper from overseas</text:p>
          </table:table-cell>
          <table:table-cell table:style-name="ce27" office:value-type="string" calcext:value-type="string">
            <text:p><text:a xlink:href="https://www.aliexpress.com/item/LM2596T-5-0-LM2596-TO220-5pcs-lot/32457405052.html?spm=2114.search0104.3.59.T30gbc&amp;ws_ab_test=searchweb0_0,searchweb201602_2_10152_10065_10151_10068_10193_10194_10308_10304_10137_10060_10302_10155_438_10154_10056_10055_1005" xlink:type="simple">https://www.aliexpress.com/item/LM2596T-5-0-LM2596-TO220-5pcs-lot/32457405052.html?spm=2114.search0104.3.59.T30gbc&amp;ws_ab_test=searchweb0_0,searchweb201602_2_10152_10065_10151_10068_10193_10194_10308_10304_10137_10060_10302_10155_438_10154_10056_10055_1005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61]*[.G61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M3-Alloy-Steel-Screws-Hex-Socket-Round-Head-Cap-Black-Screw-Furniture-Fastener-Bolt-M3/32773255624.html?spm=2114.search0104.3.1.SUMM5S&amp;ws_ab_test=searchweb0_0,searchweb201602_2_10152_10065_10151_10068_10193_10194_1030" xlink:type="simple">https://www.aliexpress.com/item/50Pcs-M3-Alloy-Steel-Screws-Hex-Socket-Round-Head-Cap-Black-Screw-Furniture-Fastener-Bolt-M3/32773255624.html?spm=2114.search0104.3.1.SUMM5S&amp;ws_ab_test=searchweb0_0,searchweb201602_2_10152_10065_10151_10068_10193_10194_1030</text:a></text:p>
          </table:table-cell>
          <table:table-cell table:style-name="Default"/>
          <table:table-cell table:number-columns-repeated="1012"/>
        </table:table-row>
        <table:table-row table:style-name="ro3">
          <table:covered-table-cell table:style-name="ce3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7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62]*[.G62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aliexpress.com/item/100PCS-1-4W-270-ohm-resistor-1-ROHS1-4w-270R-ohm-Metal-Film-Resistors-0/32689112935.html?spm=2114.search0104.3.1.6BUaVe&amp;ws_ab_test=searchweb0_0,searchweb201602_2_10152_10065_10151_10068_10193_10194_10308_10304_10137_10060_1" xlink:type="simple">https://www.aliexpress.com/item/100PCS-1-4W-270-ohm-resistor-1-ROHS1-4w-270R-ohm-Metal-Film-Resistors-0/32689112935.html?spm=2114.search0104.3.1.6BUaVe&amp;ws_ab_test=searchweb0_0,searchweb201602_2_10152_10065_10151_10068_10193_10194_10308_10304_10137_10060_1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table-cell table:style-name="ce9" office:value-type="string" calcext:value-type="string">
            <text:p>Transisitor (BC368)</text:p>
          </table:table-cell>
          <table:table-cell table:style-name="ce9" office:value-type="string" calcext:value-type="string">
            <text:p>20V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0.8W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table:formula="of:=[.F63]*[.G63]" office:value-type="float" office:value="0.24" calcext:value-type="float">
            <text:p>0.24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/>
          <table:table-cell table:style-name="ce27" office:value-type="string" calcext:value-type="string">
            <text:p><text:a xlink:href="https://www.aliexpress.com/item/100PCS-Transistor-BC639-1A-80V-NPN-transistor-TO-92-DIP/32430350812.html?spm=2114.search0104.3.52.Iurn3U&amp;ws_ab_test=searchweb0_0,searchweb201602_2_10152_10065_10151_10068_10193_10194_10308_10304_10137_10060_10302_10155_438_" xlink:type="simple">https://www.aliexpress.com/item/100PCS-Transistor-BC639-1A-80V-NPN-transistor-TO-92-DIP/32430350812.html?spm=2114.search0104.3.52.Iurn3U&amp;ws_ab_test=searchweb0_0,searchweb201602_2_10152_10065_10151_10068_10193_10194_10308_10304_10137_10060_10302_10155_438_</text:a>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style-name="ce16" table:formula="of:=SUM([.H49:.H63])" office:value-type="float" office:value="39.29" calcext:value-type="float">
            <text:p>39.29</text:p>
          </table:table-cell>
          <table:table-cell table:style-name="ce22" table:formula="of:=SUM([.I49:.I63])" office:value-type="float" office:value="6.71" calcext:value-type="float">
            <text:p>6.71</text:p>
          </table:table-cell>
          <table:table-cell table:style-name="ce2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8"/>
          <table:table-cell table:style-name="ce23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6" office:value-type="string" calcext:value-type="string">
            <text:p>Focus Servo (added to Fluorescence power circuit)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67]*[.G67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M3-Alloy-Steel-Screws-Hex-Socket-Round-Head-Cap-Black-Screw-Furniture-Fastener-Bolt-M3/32773255624.html?spm=2114.search0104.3.1.SUMM5S&amp;ws_ab_test=searchweb0_0,searchweb201602_2_10152_10065_10151_10068_10193_10194_1030" xlink:type="simple">https://www.aliexpress.com/item/50Pcs-M3-Alloy-Steel-Screws-Hex-Socket-Round-Head-Cap-Black-Screw-Furniture-Fastener-Bolt-M3/32773255624.html?spm=2114.search0104.3.1.SUMM5S&amp;ws_ab_test=searchweb0_0,searchweb201602_2_10152_10065_10151_10068_10193_10194_1030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7" office:value-type="string" calcext:value-type="string">
            <text:p>Servo motor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style-name="ce7" office:value-type="string" calcext:value-type="string">
            <text:p>cont. rot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table:formula="of:=[.F68]*[.G68]" office:value-type="float" office:value="6.99" calcext:value-type="float">
            <text:p>6.99</text:p>
          </table:table-cell>
          <table:table-cell table:style-name="ce19" office:value-type="float" office:value="3.8" calcext:value-type="float">
            <text:p>3.8</text:p>
          </table:table-cell>
          <table:table-cell table:style-name="ce19" office:value-type="string" calcext:value-type="string">
            <text:p>Can be sourced cheaper from alternative suppliers</text:p>
          </table:table-cell>
          <table:table-cell table:style-name="ce27" office:value-type="string" calcext:value-type="string">
            <text:p><text:a xlink:href="https://www.aliexpress.com/item/RCmall-Feetech-FS90R-Servo-360-Degree-Continuous-Rotation-Micro-RC-Quadcopter-Servo-For-RC-Car-Boat/32783328217.html?spm=2114.search0104.3.9.BZkPOx&amp;ws_ab_test=searchweb0_0,searchweb201602_2_10152_10065_10151_10068_10193_101" xlink:type="simple">https://www.aliexpress.com/item/RCmall-Feetech-FS90R-Servo-360-Degree-Continuous-Rotation-Micro-RC-Quadcopter-Servo-For-RC-Car-Boat/32783328217.html?spm=2114.search0104.3.9.BZkPOx&amp;ws_ab_test=searchweb0_0,searchweb201602_2_10152_10065_10151_10068_10193_101</text:a>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table-cell table:style-name="ce9" office:value-type="string" calcext:value-type="string">
            <text:p>Screw terminal </text:p>
          </table:table-cell>
          <table:table-cell table:style-name="ce9" office:value-type="string" calcext:value-type="string">
            <text:p>3pin</text:p>
          </table:table-cell>
          <table:table-cell table:style-name="ce9" office:value-type="string" calcext:value-type="string">
            <text:p>6A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table:formula="of:=[.F69]*[.G69]" office:value-type="float" office:value="0.36" calcext:value-type="float">
            <text:p>0.3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/>
          <table:table-cell table:style-name="ce27" office:value-type="string" calcext:value-type="string">
            <text:p><text:a xlink:href="https://www.aliexpress.com/item/10pcs-3-Poles-3-Pin-2-54mm-PCB-Universal-Screw-Terminal-Block-Connector/32776711319.html?spm=2114.search0104.3.98.aMFMyq&amp;ws_ab_test=searchweb0_0,searchweb201602_2_10152_10065_10151_10068_10193_10194_10304_10137_10060_10302_" xlink:type="simple">https://www.aliexpress.com/item/10pcs-3-Poles-3-Pin-2-54mm-PCB-Universal-Screw-Terminal-Block-Connector/32776711319.html?spm=2114.search0104.3.98.aMFMyq&amp;ws_ab_test=searchweb0_0,searchweb201602_2_10152_10065_10151_10068_10193_10194_10304_10137_10060_10302_</text:a></text:p>
          </table:table-cell>
          <table:table-cell table:style-name="ce32" office:value-type="string" calcext:value-type="string">
            <text:p><text:a xlink:href="https://www.reichelt.de/11-Watt-axial/11W-AXIAL-12/3/index.html?&amp;ACTION=3&amp;LA=2&amp;ARTICLE=1506&amp;GROUPID=3120&amp;artnr=11W+AXIAL+12" xlink:type="simple"> or maybe this would work https://www.reichelt.de/11-Watt-axial/11W-AXIAL-12/3/index.html?&amp;ACTION=3&amp;LA=2&amp;ARTICLE=1506&amp;GROUPID=3120&amp;artnr=11W+AXIAL+12</text:a>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style-name="ce16" table:formula="of:=SUM([.H68:.H69])" office:value-type="float" office:value="7.35" calcext:value-type="float">
            <text:p>7.35</text:p>
          </table:table-cell>
          <table:table-cell table:style-name="ce22" table:formula="of:=SUM([.I68:.I69])" office:value-type="float" office:value="4" calcext:value-type="float">
            <text:p>4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8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4">
            <text:p>optional</text:p>
          </table:table-cell>
          <table:table-cell table:style-name="ce6" office:value-type="string" calcext:value-type="string">
            <text:p>Peltier module</text:p>
          </table:table-cell>
          <table:table-cell table:style-name="ce15" table:number-columns-repeated="6"/>
          <table:table-cell table:style-name="ce18" table:number-columns-repeated="2"/>
          <table:table-cell table:style-name="ce30"/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H-Bridge (L298N)</text:p>
          </table:table-cell>
          <table:table-cell table:style-name="ce7" office:value-type="string" calcext:value-type="string">
            <text:p>Multiwatt 1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.4" calcext:value-type="float">
            <text:p>2.4</text:p>
          </table:table-cell>
          <table:table-cell table:style-name="ce7" table:formula="of:=[.F73]*[.G73]" office:value-type="float" office:value="2.4" calcext:value-type="float">
            <text:p>2.4</text:p>
          </table:table-cell>
          <table:table-cell table:style-name="ce19" office:value-type="float" office:value="0.93" calcext:value-type="float">
            <text:p>0.93</text:p>
          </table:table-cell>
          <table:table-cell table:style-name="ce19"/>
          <table:table-cell table:style-name="ce27" office:value-type="string" calcext:value-type="string">
            <text:p><text:a xlink:href="https://www.aliexpress.com/item/5PCS-IC-L298-L298N-ZIP-15-IC-DRIVER-FULL-DUAL-15MULTIWATT-GOOD-QUANLITY/32649183724.html?spm=2114.search0104.3.17.Q5rLsI&amp;ws_ab_test=searchweb0_0,searchweb201602_2_10152_10065_10151_10068_10193_10194_10308_10304_10137_10060_" xlink:type="simple">https://www.aliexpress.com/item/5PCS-IC-L298-L298N-ZIP-15-IC-DRIVER-FULL-DUAL-15MULTIWATT-GOOD-QUANLITY/32649183724.html?spm=2114.search0104.3.17.Q5rLsI&amp;ws_ab_test=searchweb0_0,searchweb201602_2_10152_10065_10151_10068_10193_10194_10308_10304_10137_10060_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Fan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40X40X2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7.5" calcext:value-type="float">
            <text:p>7.5</text:p>
          </table:table-cell>
          <table:table-cell table:style-name="ce7" table:formula="of:=[.F74]*[.G74]" office:value-type="float" office:value="7.5" calcext:value-type="float">
            <text:p>7.5</text:p>
          </table:table-cell>
          <table:table-cell table:style-name="ce19" office:value-type="float" office:value="2.13" calcext:value-type="float">
            <text:p>2.13</text:p>
          </table:table-cell>
          <table:table-cell table:style-name="ce19" office:value-type="string" calcext:value-type="string">
            <text:p>Can be sourced cheaper from different suppliers. Alternatively, any old CPU fan will work</text:p>
          </table:table-cell>
          <table:table-cell table:style-name="ce27" office:value-type="string" calcext:value-type="string">
            <text:p><text:a xlink:href="https://www.aliexpress.com/item/4010-fan-2pins-40mm-40mmx40mmx10mm-4cm-graphics-card-fan-cooling-fan-DC-24V-24V-4010-2P/32705615199.html?spm=2114.search0104.3.2.ikw6Zk&amp;ws_ab_test=searchweb0_0,searchweb201602_2_10152_10065_10151_10068_10193_10194_10308_103" xlink:type="simple">https://www.aliexpress.com/item/4010-fan-2pins-40mm-40mmx40mmx10mm-4cm-graphics-card-fan-cooling-fan-DC-24V-24V-4010-2P/32705615199.html?spm=2114.search0104.3.2.ikw6Zk&amp;ws_ab_test=searchweb0_0,searchweb201602_2_10152_10065_10151_10068_10193_10194_10308_103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00V</text:p>
          </table:table-cell>
          <table:table-cell table:style-name="ce7" office:value-type="string" calcext:value-type="string">
            <text:p>0.1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[.F75]*[.G75]" office:value-type="float" office:value="0.08" calcext:value-type="float">
            <text:p>0.0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50pcs-0-1uF-0-1-uF-104-50V-Mono-Monolithic-Capacitors/32816477062.html?spm=2114.search0104.3.26.wsvv2i&amp;ws_ab_test=searchweb0_0,searchweb201602_2_10152_10065_10151_10068_10193_10194_10308_10304_10137_10060_10302_10155_438_10" xlink:type="simple">https://www.aliexpress.com/item/50pcs-0-1uF-0-1-uF-104-50V-Mono-Monolithic-Capacitors/32816477062.html?spm=2114.search0104.3.26.wsvv2i&amp;ws_ab_test=searchweb0_0,searchweb201602_2_10152_10065_10151_10068_10193_10194_10308_10304_10137_10060_10302_10155_438_10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LED RGB</text:p>
          </table:table-cell>
          <table:table-cell table:style-name="ce7" office:value-type="string" calcext:value-type="string">
            <text:p>4V</text:p>
          </table:table-cell>
          <table:table-cell table:style-name="ce7" office:value-type="string" calcext:value-type="string">
            <text:p>20mA</text:p>
          </table:table-cell>
          <table:table-cell table:style-name="ce7" office:value-type="string" calcext:value-type="string">
            <text:p>4 p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table:formula="of:=[.F76]*[.G76]" office:value-type="float" office:value="0.58" calcext:value-type="float">
            <text:p>0.58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lot-5mm-RGB-LED-Common-Cathode-4pin-Red-Green-Blue-LED-Round-Tricolor-LED-Light/32601543257.html?spm=2114.search0104.3.18.pWpXpO&amp;ws_ab_test=searchweb0_0,searchweb201602_2_10152_10065_10151_10068_10193_10194_10308_1030" xlink:type="simple">https://www.aliexpress.com/item/10pcs-lot-5mm-RGB-LED-Common-Cathode-4pin-Red-Green-Blue-LED-Round-Tricolor-LED-Light/32601543257.html?spm=2114.search0104.3.18.pWpXpO&amp;ws_ab_test=searchweb0_0,searchweb201602_2_10152_10065_10151_10068_10193_10194_10308_1030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2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77]*[.G77]" office:value-type="float" office:value="0.33" calcext:value-type="float">
            <text:p>0.3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aliexpress.com/item/100PCS-LOT-1-4W-220-ohm-resistor-1-ROHS1-4w-220R-ohm-Metal-Film-Resistors/32689231347.html?spm=2114.search0104.3.2.enbSOD&amp;ws_ab_test=searchweb0_0,searchweb201602_2_10152_10065_10151_10068_10193_10194_10308_10304_10137_10060" xlink:type="simple">https://www.aliexpress.com/item/100PCS-LOT-1-4W-220-ohm-resistor-1-ROHS1-4w-220R-ohm-Metal-Film-Resistors/32689231347.html?spm=2114.search0104.3.2.enbSOD&amp;ws_ab_test=searchweb0_0,searchweb201602_2_10152_10065_10151_10068_10193_10194_10308_10304_10137_10060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7W</text:p>
          </table:table-cell>
          <table:table-cell table:style-name="ce7" office:value-type="string" calcext:value-type="string">
            <text:p>1Ohm</text:p>
          </table:table-cell>
          <table:table-cell table:style-name="ce7" office:value-type="string" calcext:value-type="string">
            <text:p>Axi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table:formula="of:=[.F78]*[.G78]" office:value-type="float" office:value="0.97" calcext:value-type="float">
            <text:p>0.97</text:p>
          </table:table-cell>
          <table:table-cell table:style-name="ce19" office:value-type="float" office:value="0.79" calcext:value-type="float">
            <text:p>0.79</text:p>
          </table:table-cell>
          <table:table-cell table:style-name="ce19"/>
          <table:table-cell table:style-name="ce27" office:value-type="string" calcext:value-type="string">
            <text:p><text:a xlink:href="https://www.aliexpress.com/item/High-Quality-10Pcs-1-ohm-R-1ohm-1R-20W-Cement-Ceramic-Power-Horizontal-Resistor-Resistance-Free/1923204405.html?spm=2114.search0104.3.15.u5AIa6&amp;ws_ab_test=searchweb0_0,searchweb201602_2_10152_10065_10151_10068_10193_10194_1" xlink:type="simple">https://www.aliexpress.com/item/High-Quality-10Pcs-1-ohm-R-1ohm-1R-20W-Cement-Ceramic-Power-Horizontal-Resistor-Resistance-Free/1923204405.html?spm=2114.search0104.3.15.u5AIa6&amp;ws_ab_test=searchweb0_0,searchweb201602_2_10152_10065_10151_10068_10193_10194_1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7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79]*[.G79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aliexpress.com/item/100PCS-1-4W-270-ohm-resistor-1-ROHS1-4w-270R-ohm-Metal-Film-Resistors-0/32689112935.html?spm=2114.search0104.3.1.6BUaVe&amp;ws_ab_test=searchweb0_0,searchweb201602_2_10152_10065_10151_10068_10193_10194_10308_10304_10137_10060_1" xlink:type="simple">https://www.aliexpress.com/item/100PCS-1-4W-270-ohm-resistor-1-ROHS1-4w-270R-ohm-Metal-Film-Resistors-0/32689112935.html?spm=2114.search0104.3.1.6BUaVe&amp;ws_ab_test=searchweb0_0,searchweb201602_2_10152_10065_10151_10068_10193_10194_10308_10304_10137_10060_1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1k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80]*[.G80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aliexpress.com/item/1LOT-100PCS-Metal-Film-Axial-Resistors-1Kohm-1001-1-1-4W-1000ohm-0-25W-electronic-components/32526546113.html?spm=2114.search0104.3.25.4e4kaC&amp;ws_ab_test=searchweb0_0,searchweb201602_2_10152_10065_10151_10068_10193_10194_103" xlink:type="simple">https://www.aliexpress.com/item/1LOT-100PCS-Metal-Film-Axial-Resistors-1Kohm-1001-1-1-4W-1000ohm-0-25W-electronic-components/32526546113.html?spm=2114.search0104.3.25.4e4kaC&amp;ws_ab_test=searchweb0_0,searchweb201602_2_10152_10065_10151_10068_10193_10194_103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Transisitor (BC368)</text:p>
          </table:table-cell>
          <table:table-cell table:style-name="ce7" office:value-type="string" calcext:value-type="string">
            <text:p>20V</text:p>
          </table:table-cell>
          <table:table-cell table:style-name="ce7" office:value-type="string" calcext:value-type="string">
            <text:p>1A</text:p>
          </table:table-cell>
          <table:table-cell table:style-name="ce7" office:value-type="string" calcext:value-type="string">
            <text:p>0.8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81]*[.G81]" office:value-type="float" office:value="0.08" calcext:value-type="float">
            <text:p>0.08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/>
          <table:table-cell table:style-name="ce27" office:value-type="string" calcext:value-type="string">
            <text:p><text:a xlink:href="https://www.aliexpress.com/item/100PCS-Transistor-BC639-1A-80V-NPN-transistor-TO-92-DIP/32430350812.html?spm=2114.search0104.3.52.Iurn3U&amp;ws_ab_test=searchweb0_0,searchweb201602_2_10152_10065_10151_10068_10193_10194_10308_10304_10137_10060_10302_10155_438_" xlink:type="simple">https://www.aliexpress.com/item/100PCS-Transistor-BC639-1A-80V-NPN-transistor-TO-92-DIP/32430350812.html?spm=2114.search0104.3.52.Iurn3U&amp;ws_ab_test=searchweb0_0,searchweb201602_2_10152_10065_10151_10068_10193_10194_10308_10304_10137_10060_10302_10155_438_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Peltier element</text:p>
          </table:table-cell>
          <table:table-cell table:style-name="ce7" office:value-type="string" calcext:value-type="string">
            <text:p>15.4V</text:p>
          </table:table-cell>
          <table:table-cell table:style-name="ce7" office:value-type="string" calcext:value-type="string">
            <text:p>6A</text:p>
          </table:table-cell>
          <table:table-cell table:style-name="ce7" office:value-type="string" calcext:value-type="string">
            <text:p>40X40X4.1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table:formula="of:=[.F82]*[.G82]" office:value-type="float" office:value="17.1" calcext:value-type="float">
            <text:p>17.1</text:p>
          </table:table-cell>
          <table:table-cell table:style-name="ce19" office:value-type="float" office:value="1.98" calcext:value-type="float">
            <text:p>1.98</text:p>
          </table:table-cell>
          <table:table-cell table:style-name="ce19" office:value-type="string" calcext:value-type="string">
            <text:p>Can be sourced substantially cheaper from different suppliers</text:p>
          </table:table-cell>
          <table:table-cell table:style-name="ce27" office:value-type="string" calcext:value-type="string">
            <text:p><text:a xlink:href="https://www.aliexpress.com/item/Free-shipping-5pcs-lot-TEC1-12705-Thermoelectric-Cooler-Peltier-12705-12V-5A-Cells-TEC12705-Peltier-Elemente/32275121350.html?spm=2114.search0104.3.9.9Wx8Wt&amp;ws_ab_test=searchweb0_0,searchweb201602_2_10152_10065_10151_10068_" xlink:type="simple">https://www.aliexpress.com/item/Free-shipping-5pcs-lot-TEC1-12705-Thermoelectric-Cooler-Peltier-12705-12V-5A-Cells-TEC12705-Peltier-Elemente/32275121350.html?spm=2114.search0104.3.9.9Wx8Wt&amp;ws_ab_test=searchweb0_0,searchweb201602_2_10152_10065_10151_10068_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83]*[.G83]" office:value-type="float" office:value="0.96" calcext:value-type="float">
            <text:p>0.96</text:p>
          </table:table-cell>
          <table:table-cell table:style-name="ce19" office:value-type="float" office:value="0.88" calcext:value-type="float">
            <text:p>0.88</text:p>
          </table:table-cell>
          <table:table-cell table:style-name="ce19"/>
          <table:table-cell table:style-name="ce27" office:value-type="string" calcext:value-type="string">
            <text:p><text:a xlink:href="https://www.aliexpress.com/item/10pcs-2-Poles-2-Pin-2-54mm-PCB-Universal-Screw-Terminal-Block-Connector/32774484674.html?spm=2114.search0104.3.17.Oig9Vl&amp;ws_ab_test=searchweb0_0,searchweb201602_2_10152_10065_10151_10068_10193_10194_10304_10137_10060_10302_" xlink:type="simple">https://www.aliexpress.com/item/10pcs-2-Poles-2-Pin-2-54mm-PCB-Universal-Screw-Terminal-Block-Connector/32774484674.html?spm=2114.search0104.3.17.Oig9Vl&amp;ws_ab_test=searchweb0_0,searchweb201602_2_10152_10065_10151_10068_10193_10194_10304_10137_10060_10302_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7" office:value-type="string" calcext:value-type="string">
            <text:p>Heat sink</text:p>
          </table:table-cell>
          <table:table-cell table:style-name="ce7" office:value-type="string" calcext:value-type="string">
            <text:p>36X36X1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table:formula="of:=[.F84]*[.G84]" office:value-type="float" office:value="2.3" calcext:value-type="float">
            <text:p>2.3</text:p>
          </table:table-cell>
          <table:table-cell table:style-name="ce19" office:value-type="float" office:value="3.2" calcext:value-type="float">
            <text:p>3.2</text:p>
          </table:table-cell>
          <table:table-cell table:style-name="ce19"/>
          <table:table-cell table:style-name="ce27" office:value-type="string" calcext:value-type="string">
            <text:p><text:a xlink:href="https://www.aliexpress.com/item/Aluminum-alloy-35-35-10MM-High-quality-heat-sink-Main-heat-sink-North-and-south-bridge/32425561394.html?spm=2114.search0104.3.188.v7LOmw&amp;ws_ab_test=searchweb0_0,searchweb201602_2_10152_10065_10151_10068_10193_10194_10308_10" xlink:type="simple">https://www.aliexpress.com/item/Aluminum-alloy-35-35-10MM-High-quality-heat-sink-Main-heat-sink-North-and-south-bridge/32425561394.html?spm=2114.search0104.3.188.v7LOmw&amp;ws_ab_test=searchweb0_0,searchweb201602_2_10152_10065_10151_10068_10193_10194_10308_10</text:a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9" office:value-type="string" calcext:value-type="string">
            <text:p>Temp sensor (AD22100-KT)</text:p>
          </table:table-cell>
          <table:table-cell table:style-name="ce9" office:value-type="string" calcext:value-type="string">
            <text:p>TO-92</text:p>
          </table:table-cell>
          <table:table-cell table:style-name="ce9" office:value-type="string" calcext:value-type="string">
            <text:p>for negative temps use AT var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3.4" calcext:value-type="float">
            <text:p>3.4</text:p>
          </table:table-cell>
          <table:table-cell table:style-name="ce9" table:formula="of:=[.F85]*[.G85]" office:value-type="float" office:value="3.4" calcext:value-type="float">
            <text:p>3.4</text:p>
          </table:table-cell>
          <table:table-cell table:style-name="ce21" office:value-type="float" office:value="3.35" calcext:value-type="float">
            <text:p>3.35</text:p>
          </table:table-cell>
          <table:table-cell table:style-name="ce21" office:value-type="string" calcext:value-type="string">
            <text:p>Can be sourced cheaper from different suppliers.</text:p>
          </table:table-cell>
          <table:table-cell table:style-name="ce29" office:value-type="string" calcext:value-type="string">
            <text:p><text:a xlink:href="https://www.aliexpress.com/item/AD22100KTZ-AD22100-AD-TO-92-IC-Free-Shipping/1894932812.html?spm=2114.search0104.3.8.5NtGmy&amp;ws_ab_test=searchweb0_0,searchweb201602_2_10152_10065_10151_10068_10193_10194_10308_10304_10137_10060_10302_10155_438_10154_10056_1" xlink:type="simple">https://www.aliexpress.com/item/AD22100KTZ-AD22100-AD-TO-92-IC-Free-Shipping/1894932812.html?spm=2114.search0104.3.8.5NtGmy&amp;ws_ab_test=searchweb0_0,searchweb201602_2_10152_10065_10151_10068_10193_10194_10308_10304_10137_10060_10302_10155_438_10154_10056_1</text:a></text:p>
          </table:table-cell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6" table:formula="of:=SUM([.H73:.H85])" office:value-type="float" office:value="35.92" calcext:value-type="float">
            <text:p>35.92</text:p>
          </table:table-cell>
          <table:table-cell table:style-name="ce22" table:formula="of:=SUM([.I72:.I85])" office:value-type="float" office:value="13.47" calcext:value-type="float">
            <text:p>13.47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ce16" office:value-type="string" calcext:value-type="string">
            <text:p>TOTAL</text:p>
          </table:table-cell>
          <table:table-cell table:style-name="ce16" table:formula="of:=SUM([.H29];[.H40];[.H46];[.H64];[.H70];[.H86])" office:value-type="float" office:value="228.23" calcext:value-type="float">
            <text:p>228.23</text:p>
          </table:table-cell>
          <table:table-cell table:style-name="ce22" table:formula="of:=SUM([.I29];[.I40];[.I46];[.I64];[.I70];[.I86])" office:value-type="float" office:value="114.74" calcext:value-type="float">
            <text:p>114.74</text:p>
          </table:table-cell>
          <table:table-cell office:value-type="string" calcext:value-type="string">
            <text:p>all prices in euros</text:p>
          </table:table-cell>
          <table:table-cell table:style-name="Default"/>
          <table:table-cell table:number-columns-repeated="1013"/>
        </table:table-row>
        <table:table-row table:style-name="ro4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optional</text:p>
          </table:table-cell>
          <table:table-cell table:style-name="ce6" office:value-type="string" calcext:value-type="string">
            <text:p>Off Grid module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1">
          <table:covered-table-cell table:style-name="ce2"/>
          <table:table-cell table:style-name="ce11" office:value-type="string" calcext:value-type="string">
            <text:p>Lead-acid Battery</text:p>
          </table:table-cell>
          <table:table-cell table:style-name="ce11" office:value-type="string" calcext:value-type="string">
            <text:p>12V</text:p>
          </table:table-cell>
          <table:table-cell table:style-name="ce11" office:value-type="string" calcext:value-type="string">
            <text:p>7,2Ah</text:p>
          </table:table-cell>
          <table:table-cell table:style-name="ce11" office:value-type="string" calcext:value-type="string">
            <text:p>Allows the FlyPi to be off-gri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9.8" calcext:value-type="float">
            <text:p>19.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an be sourced signficantly cheaper from overseas</text:p>
          </table:table-cell>
          <table:table-cell table:style-name="ce27" office:value-type="string" calcext:value-type="string">
            <text:p>https://www.reichelt.de/Blei-Vlies-Akkus-12V-Panasonic/LCR-12V-7-2P-1/3/index.html?ACTION=3&amp;LA=5&amp;ARTICLE=26559&amp;GROUPID=4234&amp;artnr=LCR-12V+7%2C2P-1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9" office:value-type="string" calcext:value-type="string">
            <text:p>Charger</text:p>
          </table:table-cell>
          <table:table-cell table:style-name="ce9" office:value-type="string" calcext:value-type="string">
            <text:p>12V</text:p>
          </table:table-cell>
          <table:table-cell table:style-name="ce9" office:value-type="string" calcext:value-type="string">
            <text:p>600mA</text:p>
          </table:table-cell>
          <table:table-cell table:style-name="ce9" office:value-type="string" calcext:value-type="string">
            <text:p>charger for the lead batter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.2" calcext:value-type="float">
            <text:p>8.2</text:p>
          </table:table-cell>
          <table:table-cell table:style-name="ce9" table:formula="of:=[.F96]*[.G96]" office:value-type="float" office:value="8.2" calcext:value-type="float">
            <text:p>8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Can be sourced signifcantly cheaper from overseas</text:p>
          </table:table-cell>
          <table:table-cell table:style-name="ce29" office:value-type="string" calcext:value-type="string">
            <text:p>https://www.reichelt.de/Ladegeraete-fuer-Bleiakkus/LADER-AS/3/index.html?ACTION=3&amp;LA=5&amp;ARTICLE=115306&amp;GROUPID=4193&amp;artnr=LADER+AS</text:p>
          </table:table-cell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6" table:formula="of:=[.H95]+[.H96]" office:value-type="float" office:value="28" calcext:value-type="float">
            <text:p>28</text:p>
          </table:table-cell>
          <table:table-cell table:style-name="ce22" table:formula="of:=[.I95]+[.I96]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ce16" office:value-type="string" calcext:value-type="string">
            <text:p>Off grid TOTAL</text:p>
          </table:table-cell>
          <table:table-cell table:style-name="ce16" table:formula="of:=[.H89]+[.H97]" office:value-type="float" office:value="256.23" calcext:value-type="float">
            <text:p>256.23</text:p>
          </table:table-cell>
          <table:table-cell table:style-name="ce22" table:formula="of:=SUM([.I89];[.I97])" office:value-type="float" office:value="122.74" calcext:value-type="float">
            <text:p>122.74</text:p>
          </table:table-cell>
          <table:table-cell office:value-type="string" calcext:value-type="string">
            <text:p>all prices in euros</text:p>
          </table:table-cell>
          <table:table-cell table:style-name="Default"/>
          <table:table-cell table:number-columns-repeated="1013"/>
        </table:table-row>
        <table:table-row table:style-name="ro4" table:number-rows-repeated="5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0">
            <text:p>likely already available</text:p>
          </table:table-cell>
          <table:table-cell table:style-name="ce12" office:value-type="string" calcext:value-type="string">
            <text:p>Extras</text:p>
          </table:table-cell>
          <table:table-cell table:style-name="ce13"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covered-table-cell table:style-name="ce2"/>
          <table:table-cell table:style-name="ce13" office:value-type="string" calcext:value-type="string">
            <text:p>HDMI to VGA dongle</text:p>
          </table:table-cell>
          <table:table-cell table:style-name="ce13" office:value-type="string" calcext:value-type="string">
            <text:p>Optiona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table:formula="of:=[.F106]*[.G106]" office:value-type="float" office:value="20.99" calcext:value-type="float">
            <text:p>20.99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table:style-name="ce32" office:value-type="string" calcext:value-type="string">
            <text:p>https://www.aliexpress.com/item/Retail-White-1pcs-1080P-HDMI-to-VGA-Converter-Adapter-Dongle-with-3-5mm-Audio-for-Laptop/32676772603.html?ws_ab_test=searchweb0_0,searchweb201602_2_10152_10065_10151_10068_10193_10084_10308_10083_10080_10082_10081_10110_10303_10137_10111_10302_10060_10176_10112_10113_10155_10114_10154_438_10056_10055_10054_10310_10182_10059_10184_100031_10099_10078_10079_10210_10103_10073_10102_5360020_10052_10053_10142_10107_10050_10051,searchweb201603_1,ppcSwitch_3&amp;btsid=e4a3ec85-8abe-4688-be38-01f0686645b5&amp;algo_expid=a14bf3af-af23-4a86-af64-eff0c30cad90-5&amp;algo_pvid=a14bf3af-af23-4a86-af64-eff0c30cad90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Red filter (optional)</text:p>
          </table:table-cell>
          <table:table-cell table:style-name="ce13" office:value-type="string" calcext:value-type="string">
            <text:p>Roscolux #1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table:formula="of:=[.F107]*[.G107]" office:value-type="float" office:value="17.6" calcext:value-type="float">
            <text:p>17.6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Monitor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89.95" calcext:value-type="float">
            <text:p>89.95</text:p>
          </table:table-cell>
          <table:table-cell table:style-name="ce13" table:formula="of:=[.F108]*[.G108]" office:value-type="float" office:value="89.95" calcext:value-type="float">
            <text:p>89.95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HANNS-G-HE225DPB/3/index.html?&amp;ACTION=3&amp;LA=446&amp;ARTICLE=130197&amp;artnr=HANNS-G+HE225DPB&amp;SEARCH=pc+monitore" xlink:type="simple">https://www.reichelt.de/HANNS-G-HE225DPB/3/index.html?&amp;ACTION=3&amp;LA=446&amp;ARTICLE=130197&amp;artnr=HANNS-G+HE225DPB&amp;SEARCH=pc+monitor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Keyboard &amp; mouse set</text:p>
          </table:table-cell>
          <table:table-cell table:style-name="ce13" office:value-type="string" calcext:value-type="string">
            <text:p>US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95" calcext:value-type="float">
            <text:p>15.95</text:p>
          </table:table-cell>
          <table:table-cell table:style-name="ce13" table:formula="of:=[.F109]*[.G109]" office:value-type="float" office:value="15.95" calcext:value-type="float">
            <text:p>15.95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://www.reichelt.de/Keyboard-Mouse-Sets/CHERRY-JD-0800DE/3/index.html?&amp;ACTION=3&amp;LA=2&amp;ARTICLE=154150&amp;GROUPID=6267&amp;artnr=CHERRY+JD-0800DE" xlink:type="simple">http://www.reichelt.de/Keyboard-Mouse-Sets/CHERRY-JD-0800DE/3/index.html?&amp;ACTION=3&amp;LA=2&amp;ARTICLE=154150&amp;GROUPID=6267&amp;artnr=CHERRY+JD-0800D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Soldering iron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.99" calcext:value-type="float">
            <text:p>4.99</text:p>
          </table:table-cell>
          <table:table-cell table:style-name="ce13" table:formula="of:=[.F110]*[.G110]" office:value-type="float" office:value="4.99" calcext:value-type="float">
            <text:p>4.99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KOLBEN-FP-30/3/index.html?&amp;ACTION=3&amp;LA=446&amp;ARTICLE=89497&amp;artnr=KOLBEN+FP+30&amp;SEARCH=soldering+iron" xlink:type="simple">https://www.reichelt.de/KOLBEN-FP-30/3/index.html?&amp;ACTION=3&amp;LA=446&amp;ARTICLE=89497&amp;artnr=KOLBEN+FP+30&amp;SEARCH=soldering+iron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Solder</text:p>
          </table:table-cell>
          <table:table-cell table:style-name="ce13" office:value-type="string" calcext:value-type="string">
            <text:p>1mm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table:formula="of:=[.F111]*[.G111]" office:value-type="float" office:value="3.2" calcext:value-type="float">
            <text:p>3.2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Solder/LZ-FE-1-0-100/3/index.html?&amp;ACTION=3&amp;LA=2&amp;ARTICLE=30439&amp;GROUPID=557&amp;artnr=LZ+FE+1%2C0+100" xlink:type="simple">https://www.reichelt.de/Solder/LZ-FE-1-0-100/3/index.html?&amp;ACTION=3&amp;LA=2&amp;ARTICLE=30439&amp;GROUPID=557&amp;artnr=LZ+FE+1%2C0+100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Thermal paste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7.99" calcext:value-type="float">
            <text:p>7.99</text:p>
          </table:table-cell>
          <table:table-cell table:style-name="ce13" table:formula="of:=[.F112]*[.G112]" office:value-type="float" office:value="7.99" calcext:value-type="float">
            <text:p>7.99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TG-WLPA-015/3/index.html?&amp;ACTION=3&amp;LA=446&amp;ARTICLE=156447&amp;artnr=TG-WLPA-015&amp;SEARCH=thermal+paste" xlink:type="simple">https://www.reichelt.de/TG-WLPA-015/3/index.html?&amp;ACTION=3&amp;LA=446&amp;ARTICLE=156447&amp;artnr=TG-WLPA-015&amp;SEARCH=thermal+past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Third Hand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9.95" calcext:value-type="float">
            <text:p>9.95</text:p>
          </table:table-cell>
          <table:table-cell table:style-name="ce13" table:formula="of:=[.F113]*[.G113]" office:value-type="float" office:value="9.95" calcext:value-type="float">
            <text:p>9.95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Holders-Vices/HALTER-ZD-10MB/3/index.html?&amp;ACTION=3&amp;LA=5700&amp;ARTICLE=145605&amp;GROUPID=4143&amp;artnr=HALTER+ZD-10MB" xlink:type="simple">https://www.reichelt.de/Holders-Vices/HALTER-ZD-10MB/3/index.html?&amp;ACTION=3&amp;LA=5700&amp;ARTICLE=145605&amp;GROUPID=4143&amp;artnr=HALTER+ZD-10MB</text:a>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13" office:value-type="string" calcext:value-type="string">
            <text:p>Screw driver</text:p>
          </table:table-cell>
          <table:table-cell table:style-name="ce13" office:value-type="string" calcext:value-type="string">
            <text:p>3.5mm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99" calcext:value-type="float">
            <text:p>3.99</text:p>
          </table:table-cell>
          <table:table-cell table:style-name="ce13" table:formula="of:=[.F114]*[.G114]" office:value-type="float" office:value="3.99" calcext:value-type="float">
            <text:p>3.99</text:p>
          </table:table-cell>
          <table:table-cell table:style-name="Default" table:number-columns-repeated="2"/>
          <table:table-cell table:style-name="ce32" office:value-type="string" calcext:value-type="string">
            <text:p><text:a xlink:href="https://www.reichelt.de/Standard-soft-finish/WIHA-302-3-5/3/index.html?&amp;ACTION=3&amp;LA=2&amp;ARTICLE=28685&amp;GROUPID=561&amp;artnr=WIHA+302-3%2C5" xlink:type="simple">https://www.reichelt.de/Standard-soft-finish/WIHA-302-3-5/3/index.html?&amp;ACTION=3&amp;LA=2&amp;ARTICLE=28685&amp;GROUPID=561&amp;artnr=WIHA+302-3%2C5</text:a>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23"/>
          <table:table-cell table:style-name="ce33" office:value-type="string" calcext:value-type="string">
            <text:p><text:a xlink:href="https://www.reichelt.de/Blei-Vlies-Akkus-12V-Panasonic/LCR-12V-7-2P-1/3/index.html?ACTION=3&amp;LA=5&amp;ARTICLE=26559&amp;GROUPID=4234&amp;artnr=LCR-12V+7%2C2P-1" xlink:type="simple">https://www.reichelt.de/Blei-Vlies-Akkus-12V-Panasonic/LCR-12V-7-2P-1/3/index.html?ACTION=3&amp;LA=5&amp;ARTICLE=26559&amp;GROUPID=4234&amp;artnr=LCR-12V+7%2C2P-1</text:a>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style-name="Default" table:number-columns-repeated="2"/>
          <table:table-cell table:style-name="ce16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style-name="ce12" office:value-type="string" calcext:value-type="string">
            <text:p>TOTAL </text:p>
          </table:table-cell>
          <table:table-cell table:style-name="ce12" table:formula="of:=SUM([.H106:.H115])" office:value-type="float" office:value="174.61" calcext:value-type="float">
            <text:p>174.61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ce12" office:value-type="string" calcext:value-type="string">
            <text:p>Grand total</text:p>
          </table:table-cell>
          <table:table-cell table:style-name="ce13" table:formula="of:=SUM([.H117];[.H89])" office:value-type="float" office:value="402.84" calcext:value-type="float">
            <text:p>402.84</text:p>
          </table:table-cell>
          <table:table-cell table:number-columns-repeated="1016"/>
        </table:table-row>
        <table:table-row table:style-name="ro4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ce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9:17</meta:creation-date>
    <dc:language>en-US</dc:language>
    <dc:date>2017-07-29T23:17:41</dc:date>
    <meta:editing-cycles>27</meta:editing-cycles>
    <meta:editing-duration>P1DT15H17M</meta:editing-duration>
    <meta:generator>LibreOffice/5.1.6.2$Linux_X86_64 LibreOffice_project/10m0$Build-2</meta:generator>
    <meta:document-statistic meta:table-count="2" meta:cell-count="6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